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31.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RPB202V2 / AStar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yte(s)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nb bytes</text:p>
          </table:table-cell>
          <table:table-cell table:style-name="ce3" office:value-type="string" calcext:value-type="string">
            <text:p>start byte</text:p>
          </table:table-cell>
          <table:table-cell table:style-name="ce3" office:value-type="string" calcext:value-type="string">
            <text:p>end byte</text:p>
          </table:table-cell>
          <table:table-cell table:style-name="ce6" office:value-type="string" calcext:value-type="string">
            <text:p>Note</text:p>
          </table:table-cell>
          <table:table-cell table:style-name="ce8" table:number-columns-repeated="1016"/>
        </table:table-row>
        <table:table-row table:style-name="ro1">
          <table:table-cell table:style-name="ce4" table:formula="of:=IF([.E4]=1;[.F4];CONCATENATE([.F4];&quot;-&quot;;[.G4]))" office:value-type="float" office:value="0" calcext:value-type="float">
            <text:p>0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ellow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F4]+[.E4]-1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5]=1;[.F5];CONCATENATE([.F5];&quot;-&quot;;[.G5]))" office:value-type="float" office:value="1" calcext:value-type="float">
            <text:p>1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reen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]+[.E4]" office:value-type="float" office:value="1" calcext:value-type="float">
            <text:p>1</text:p>
          </table:table-cell>
          <table:table-cell table:style-name="ce4" table:formula="of:=[.F5]+[.E5]-1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6]=1;[.F6];CONCATENATE([.F6];&quot;-&quot;;[.G6]))" office:value-type="float" office:value="2" calcext:value-type="float">
            <text:p>2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d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5]+[.E5]" office:value-type="float" office:value="2" calcext:value-type="float">
            <text:p>2</text:p>
          </table:table-cell>
          <table:table-cell table:style-name="ce4" table:formula="of:=[.F6]+[.E6]-1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7]=1;[.F7];CONCATENATE([.F7];&quot;-&quot;;[.G7]))" office:value-type="float" office:value="3" calcext:value-type="float">
            <text:p>3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6]+[.E6]" office:value-type="float" office:value="3" calcext:value-type="float">
            <text:p>3</text:p>
          </table:table-cell>
          <table:table-cell table:style-name="ce4" table:formula="of:=[.F7]+[.E7]-1" office:value-type="float" office:value="3" calcext:value-type="float">
            <text:p>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8]=1;[.F8];CONCATENATE([.F8];&quot;-&quot;;[.G8]))" office:value-type="float" office:value="4" calcext:value-type="float">
            <text:p>4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B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7]+[.E7]" office:value-type="float" office:value="4" calcext:value-type="float">
            <text:p>4</text:p>
          </table:table-cell>
          <table:table-cell table:style-name="ce4" table:formula="of:=[.F8]+[.E8]-1" office:value-type="float" office:value="4" calcext:value-type="float">
            <text:p>4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9]=1;[.F9];CONCATENATE([.F9];&quot;-&quot;;[.G9]))" office:value-type="float" office:value="5" calcext:value-type="float">
            <text:p>5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]+[.E8]" office:value-type="float" office:value="5" calcext:value-type="float">
            <text:p>5</text:p>
          </table:table-cell>
          <table:table-cell table:style-name="ce4" table:formula="of:=[.F9]+[.E9]-1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0]=1;[.F10];CONCATENATE([.F10];&quot;-&quot;;[.G10]))" office:value-type="string" office:string-value="6-7" calcext:value-type="string">
            <text:p>6-7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fwd spee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9]+[.E9]" office:value-type="float" office:value="6" calcext:value-type="float">
            <text:p>6</text:p>
          </table:table-cell>
          <table:table-cell table:style-name="ce4" table:formula="of:=[.F10]+[.E10]-1" office:value-type="float" office:value="7" calcext:value-type="float">
            <text:p>7</text:p>
          </table:table-cell>
          <table:table-cell table:style-name="ce7" office:value-type="string" calcext:value-type="string">
            <text:p>in mm/s</text:p>
          </table:table-cell>
          <table:table-cell table:number-columns-repeated="1016"/>
        </table:table-row>
        <table:table-row table:style-name="ro1">
          <table:table-cell table:style-name="ce4" table:formula="of:=IF([.E11]=1;[.F11];CONCATENATE([.F11];&quot;-&quot;;[.G11]))" office:value-type="string" office:string-value="8-9" calcext:value-type="string">
            <text:p>8-9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urn rat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0]+[.E10]" office:value-type="float" office:value="8" calcext:value-type="float">
            <text:p>8</text:p>
          </table:table-cell>
          <table:table-cell table:style-name="ce4" table:formula="of:=[.F11]+[.E11]-1" office:value-type="float" office:value="9" calcext:value-type="float">
            <text:p>9</text:p>
          </table:table-cell>
          <table:table-cell table:style-name="ce7" office:value-type="string" calcext:value-type="string">
            <text:p>In 1/1000 of rad/s</text:p>
          </table:table-cell>
          <table:table-cell table:number-columns-repeated="1016"/>
        </table:table-row>
        <table:table-row table:style-name="ro1">
          <table:table-cell table:style-name="ce4" table:formula="of:=IF([.E12]=1;[.F12];CONCATENATE([.F12];&quot;-&quot;;[.G12]))" office:value-type="string" office:string-value="10-11" calcext:value-type="string">
            <text:p>10-11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x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1]+[.E11]" office:value-type="float" office:value="10" calcext:value-type="float">
            <text:p>10</text:p>
          </table:table-cell>
          <table:table-cell table:style-name="ce4" table:formula="of:=[.F12]+[.E12]-1" office:value-type="float" office:value="11" calcext:value-type="float">
            <text:p>11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3]=1;[.F13];CONCATENATE([.F13];&quot;-&quot;;[.G13]))" office:value-type="string" office:string-value="12-13" calcext:value-type="string">
            <text:p>12-13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y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2]+[.E12]" office:value-type="float" office:value="12" calcext:value-type="float">
            <text:p>12</text:p>
          </table:table-cell>
          <table:table-cell table:style-name="ce4" table:formula="of:=[.F13]+[.E13]-1" office:value-type="float" office:value="13" calcext:value-type="float">
            <text:p>13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4]=1;[.F14];CONCATENATE([.F14];&quot;-&quot;;[.G14]))" office:value-type="string" office:string-value="14-15" calcext:value-type="string">
            <text:p>14-15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hi ang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3]+[.E13]" office:value-type="float" office:value="14" calcext:value-type="float">
            <text:p>14</text:p>
          </table:table-cell>
          <table:table-cell table:style-name="ce4" table:formula="of:=[.F14]+[.E14]-1" office:value-type="float" office:value="15" calcext:value-type="float">
            <text:p>15</text:p>
          </table:table-cell>
          <table:table-cell table:style-name="ce7" office:value-type="string" calcext:value-type="string">
            <text:p>In 1/1000 of rad</text:p>
          </table:table-cell>
          <table:table-cell table:number-columns-repeated="1016"/>
        </table:table-row>
        <table:table-row table:style-name="ro1">
          <table:table-cell table:style-name="ce4" table:formula="of:=IF([.E15]=1;[.F15];CONCATENATE([.F15];&quot;-&quot;;[.G15]))" office:value-type="float" office:value="16" calcext:value-type="float">
            <text:p>16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et odomete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4]+[.E14]" office:value-type="float" office:value="16" calcext:value-type="float">
            <text:p>16</text:p>
          </table:table-cell>
          <table:table-cell table:style-name="ce4" table:formula="of:=[.F15]+[.E15]-1" office:value-type="float" office:value="16" calcext:value-type="float">
            <text:p>16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6]=1;[.F16];CONCATENATE([.F16];&quot;-&quot;;[.G16]))" office:value-type="string" office:string-value="17-18" calcext:value-type="string">
            <text:p>17-18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batteryMillivolt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5]+[.E15]" office:value-type="float" office:value="17" calcext:value-type="float">
            <text:p>17</text:p>
          </table:table-cell>
          <table:table-cell table:style-name="ce4" table:formula="of:=[.F16]+[.E16]-1" office:value-type="float" office:value="18" calcext:value-type="float">
            <text:p>18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7]=1;[.F17];CONCATENATE([.F17];&quot;-&quot;;[.G17]))" office:value-type="string" office:string-value="19-20" calcext:value-type="string">
            <text:p>19-20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an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6]+[.E16]" office:value-type="float" office:value="19" calcext:value-type="float">
            <text:p>19</text:p>
          </table:table-cell>
          <table:table-cell table:style-name="ce4" table:formula="of:=[.F17]+[.E17]-1" office:value-type="float" office:value="20" calcext:value-type="float">
            <text:p>20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>
          <table:table-cell table:style-name="ce4" table:formula="of:=IF([.E18]=1;[.F18];CONCATENATE([.F18];&quot;-&quot;;[.G18]))" office:value-type="string" office:string-value="21-22" calcext:value-type="string">
            <text:p>21-22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ilt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7]+[.E17]" office:value-type="float" office:value="21" calcext:value-type="float">
            <text:p>21</text:p>
          </table:table-cell>
          <table:table-cell table:style-name="ce4" table:formula="of:=[.F18]+[.E18]-1" office:value-type="float" office:value="22" calcext:value-type="float">
            <text:p>22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>
          <table:table-cell table:style-name="ce4" table:formula="of:=IF([.E19]=1;[.F19];CONCATENATE([.F19];&quot;-&quot;;[.G19]))" office:value-type="string" office:string-value="23-24" calcext:value-type="string">
            <text:p>23-24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mastServo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8]+[.E18]" office:value-type="float" office:value="23" calcext:value-type="float">
            <text:p>23</text:p>
          </table:table-cell>
          <table:table-cell table:style-name="ce4" table:formula="of:=[.F19]+[.E19]-1" office:value-type="float" office:value="24" calcext:value-type="float">
            <text:p>24</text:p>
          </table:table-cell>
          <table:table-cell table:style-name="ce7" office:value-type="string" calcext:value-type="string">
            <text:p>in us/4</text:p>
          </table:table-cell>
          <table:table-cell table:number-columns-repeated="1016"/>
        </table:table-row>
        <table:table-row table:style-name="ro1">
          <table:table-cell table:style-name="ce4" table:formula="of:=IF([.E20]=1;[.F20];CONCATENATE([.F20];&quot;-&quot;;[.G20]))" office:value-type="float" office:value="25" calcext:value-type="float">
            <text:p>25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layNote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9]+[.E19]" office:value-type="float" office:value="25" calcext:value-type="float">
            <text:p>25</text:p>
          </table:table-cell>
          <table:table-cell table:style-name="ce4" table:formula="of:=[.F20]+[.E20]-1" office:value-type="float" office:value="25" calcext:value-type="float">
            <text:p>2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21]=1;[.F21];CONCATENATE([.F21];&quot;-&quot;;[.G21]))" office:value-type="string" office:string-value="26-39" calcext:value-type="string">
            <text:p>26-39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otes[0-13]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F20]+[.E20]" office:value-type="float" office:value="26" calcext:value-type="float">
            <text:p>26</text:p>
          </table:table-cell>
          <table:table-cell table:style-name="ce4" table:formula="of:=[.F21]+[.E21]-1" office:value-type="float" office:value="39" calcext:value-type="float">
            <text:p>39</text:p>
          </table:table-cell>
          <table:table-cell table:style-name="ce7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00-00-00</text:date>, <text:time style:data-style-name="N2" text:time-value="21:46:29.9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>Julien de la Bruère-Terreault</meta:initial-creator>
    <meta:creation-date>2017-01-08T16:14:55Z</meta:creation-date>
    <dc:date>2017-04-27T21:49:07.178000000</dc:date>
    <meta:editing-duration>PT24M38S</meta:editing-duration>
    <meta:editing-cycles>9</meta:editing-cycles>
    <meta:document-statistic meta:table-count="1" meta:cell-count="143" meta:object-count="0"/>
  </office:meta>
</office:document-meta>
</file>